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304689" style:language-asian="zxx" style:country-asian="none" style:language-complex="zxx" style:country-complex="none"/>
    </style:style>
    <style:style style:name="P12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zxx" fo:country="none" officeooo:rsid="0026a269" officeooo:paragraph-rsid="0026a269" style:language-asian="zxx" style:country-asian="none" style:language-complex="zxx" style:country-complex="none"/>
    </style:style>
    <style:style style:name="P15" style:family="paragraph" style:parent-style-name="Standard" style:list-style-name="L3">
      <style:paragraph-properties fo:text-align="justify" style:justify-single-word="false"/>
      <style:text-properties fo:language="zxx" fo:country="none" officeooo:rsid="00304689" officeooo:paragraph-rsid="00314aef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style:style style:name="T9" style:family="text">
      <style:text-properties officeooo:rsid="00304689"/>
    </style:style>
    <style:style style:name="T10" style:family="text">
      <style:text-properties officeooo:rsid="00320322"/>
    </style:style>
    <style:style style:name="T11" style:family="text">
      <style:text-properties officeooo:rsid="00332a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3436322404045862380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<text:bookmark-start text:name="__DdeLink__91_762912056"/>scalene<text:bookmark-end text:name="__DdeLink__91_762912056"/>."), равнобедренным ("Triangle is <text:bookmark-start text:name="__DdeLink__93_762912056"/>isosceles<text:bookmark-end text:name="__DdeLink__93_762912056"/>.") или равносторонним ("Triangle is equilateral.").</text:p>
        </text:list-item>
      </text:list>
      <text:p text:style-name="P2"/>
      <text:p text:style-name="P2">Пользовательские требования:</text:p>
      <text:list xml:id="list4842765615639329189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следующие элементы:</text:span></text:p>
          <text:list>
            <text:list-item>
              <text:p text:style-name="P14">меню-бар с двумя меню:</text:p>
              <text:list>
                <text:list-item>
                  <text:p text:style-name="P14">"File" (пункт "Exit");</text:p>
                </text:list-item>
                <text:list-item>
                  <text:p text:style-name="P14">"About" (пункты "Help" и "About").</text:p>
                </text:list-item>
              </text:list>
            </text:list-item>
            <text:list-item>
              <text:p text:style-name="P14">три поля ввода сторон треугольника с надписями-описаниями "Side #<text:span text:style-name="T10">X</text:span>", <text:span text:style-name="T10">где Х – порядковый номер поля</text:span>;</text:p>
            </text:list-item>
            <text:list-item>
              <text:p text:style-name="P14">кнопка "Analyze".</text:p>
            </text:list-item>
          </text:list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  <text:list-item>
          <text:p text:style-name="P14">Для выхода из программы пользователь может нажать кнопку закрытия в системной рамке главного окна программы, выбрать в меню "File" пункт "Exit" либо нажать комбинацию клавиш Ctrl+Q.</text:p>
        </text:list-item>
        <text:list-item>
          <text:p text:style-name="P14">Для получения справки пользователь может выбрать в меню "About" пункт "Help" или нажать комбинацию клавиш Ctrl+H.</text:p>
        </text:list-item>
        <text:list-item>
          <text:p text:style-name="P14">Для получения информации о программе и её разработчиках пользователь должен выбрать в меню "About" пункт "About".</text:p>
        </text:list-item>
      </text:list>
      <text:p text:style-name="P2"/>
      <text:p text:style-name="P2">Функциональные требования:</text:p>
      <text:list xml:id="list6185055043915388795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<text:bookmark-start text:name="__DdeLink__99_762912056"/>"Invalid data typed. <text:span text:style-name="T7">Triangle sides sizes should be integral numbers in interval from 1 to 2^64 - 1.</text:span>"<text:bookmark-end text:name="__DdeLink__99_762912056"/>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<text:bookmark-start text:name="__DdeLink__95_762912056"/>Values specified don't represent triangle. <text:span text:style-name="T7">They should satisfy the rule: sum of two side's lengths should exceed third side's length.</text:span><text:bookmark-end text:name="__DdeLink__95_762912056"/>" <text:span text:style-name="T4">в отдельном окне.</text:span></text:p>
        </text:list-item>
        <text:list-item>
          <text:p text:style-name="P10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<text:bookmark-start text:name="__DdeLink__97_762912056"/>"Triangle sides are too large. <text:span text:style-name="T8">Sum of any two sides sizes should be in interval from 2 to 2^64 – 1.</text:span>"<text:bookmark-end text:name="__DdeLink__97_762912056"/> <text:span text:style-name="T4">в отдельном окне.</text:span></text:p>
        </text:list-item>
        <text:list-item>
          <text:p text:style-name="P11"><text:soft-page-break/>Если <text:span text:style-name="T9">размеры всех трёх сторон, введённые пользователем, равны</text:span>, <text:span text:style-name="T6">и пользователь нажал на кнопку "Analyze",</text:span> <text:span text:style-name="T4">на экран</text:span> должно выводиться сообщение <text:bookmark-start text:name="__DdeLink__99_7629120561"/>"Triangle is equilateral."<text:bookmark-end text:name="__DdeLink__99_7629120561"/> <text:span text:style-name="T4">в отдельном окне.</text:span></text:p>
        </text:list-item>
        <text:list-item>
          <text:p text:style-name="P11">Если <text:span text:style-name="T9">размеры двух из трёх сторон, введённые пользователем, равны</text:span>, <text:span text:style-name="T6">и пользователь нажал на кнопку "Analyze",</text:span> <text:span text:style-name="T4">на экран</text:span> должно выводиться сообщение <text:bookmark-start text:name="__DdeLink__99_76291205611"/>"Triangle is isosceles."<text:bookmark-end text:name="__DdeLink__99_76291205611"/> <text:span text:style-name="T4">в отдельном окне.</text:span></text:p>
        </text:list-item>
        <text:list-item>
          <text:p text:style-name="P15">Если размеры всех сторон, введённые пользователем, <text:span text:style-name="T11">разные</text:span>, <text:span text:style-name="T6">и пользователь нажал на кнопку "Analyze", на экран должно выводиться сообщение </text:span><text:bookmark-start text:name="__DdeLink__99_762912056111"/><text:span text:style-name="T6">"Triangle is </text:span><text:bookmark-start text:name="__DdeLink__91_7629120561"/><text:span text:style-name="T6">scalene</text:span><text:bookmark-end text:name="__DdeLink__91_7629120561"/><text:span text:style-name="T6">."</text:span><text:bookmark-end text:name="__DdeLink__99_762912056111"/><text:span text:style-name="T6"> в отдельном окне.</text:span></text:p>
        </text:list-item>
        <text:list-item>
          <text:p text:style-name="P12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7729468136049033969" text:style-name="L4">
        <text:list-item>
          <text:p text:style-name="P13">В программе должны отсутствовать утечки памяти <text:span text:style-name="T5">за счёт сведения использования обычных указателей к минимуму и использования вместо них "умных" указателей из стандарта C++1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22T18:48:09.085959177</dc:date>
    <meta:editing-duration>PT3H10M20S</meta:editing-duration>
    <meta:editing-cycles>24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450" meta:character-count="3225" meta:non-whitespace-character-count="2819"/>
  </office:meta>
</office:document-meta>
</file>